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Proxima Nova" svg:font-family="'Proxima Nova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officeooo:paragraph-rsid="00048a00" style:text-blinking="false"/>
    </style:style>
    <style:style style:name="P2" style:family="paragraph" style:parent-style-name="Text_20_body">
      <style:text-properties officeooo:rsid="00060c8e" officeooo:paragraph-rsid="00060c8e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officeooo:rsid="00048a00" officeooo:paragraph-rsid="00048a00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officeooo:rsid="0006be53" officeooo:paragraph-rsid="0006be53" style:text-blinking="false" fo:background-color="transparent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style:text-blinking="false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officeooo:paragraph-rsid="00048a00" style:text-blinking="false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officeooo:paragraph-rsid="00048a00" style:text-blinking="false"/>
    </style:style>
    <style:style style:name="P1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officeooo:rsid="00048a00" officeooo:paragraph-rsid="00048a00" style:text-blinking="false"/>
    </style:style>
    <style:style style:name="P1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bold" officeooo:rsid="00048a00" officeooo:paragraph-rsid="00048a00" style:text-blinking="false" fo:background-color="transparent"/>
    </style:style>
    <style:style style:name="P13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d0d0d" style:text-line-through-style="none" style:text-line-through-type="none" style:font-name="Proxima Nova" fo:font-size="12pt" fo:font-style="normal" style:text-underline-style="none" fo:font-weight="normal" style:text-blinking="false" fo:background-color="#ffffff"/>
    </style:style>
    <style:style style:name="P16" style:family="paragraph" style:parent-style-name="Text_20_body" style:list-style-name="L3">
      <style:paragraph-properties fo:margin-top="0in" fo:margin-bottom="0in" loext:contextual-spacing="false" fo:line-height="138%" style:writing-mode="lr-tb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48a00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Proxima Nova" fo:font-size="12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 trabé con el github, algo del ssh creo.. no pude cambiar la app de ejemplo</text:p>
      <text:p text:style-name="P3"/>
      <text:p text:style-name="P3"/>
      <text:list xml:id="list3306147121017947611" text:style-name="L1">
        <text:list-item>
          <text:p text:style-name="P4"><text:bookmark text:name="docs-internal-guid-7cbf41b2-7fff-5eb1-e675-8466561de531"/>¿Qué es HTTP y en donde se utiliza?</text:p>
          <text:p text:style-name="P5">Lenguaje que se utiliza para organizar la informacion en una pagina web</text:p>
        </text:list-item>
        <text:list-item>
          <text:p text:style-name="P4">¿Menciona los Verbos HTTP más utilizados?</text:p>
          <text:p text:style-name="P5">GET y POST</text:p>
        </text:list-item>
        <text:list-item>
          <text:p text:style-name="P4">En breves palabras , ¿ En qué consiste la arquitectura cliente-servidor?</text:p>
          <text:p text:style-name="P5">En la manera en que se comunica el usuario con las bases de datos</text:p>
        </text:list-item>
        <text:list-item>
          <text:p text:style-name="P4">¿Qué tipos de relaciones hay en SQL?</text:p>
          <text:p text:style-name="P4"/>
        </text:list-item>
        <text:list-item>
          <text:p text:style-name="P7"><text:span text:style-name="T1">¿Que hace el siguiente comando “</text:span><text:span text:style-name="T3">git commit</text:span><text:span text:style-name="T1">”?</text:span></text:p>
          <text:p text:style-name="P10"><text:span text:style-name="T1">Agrega los cambios que has hecho a la branch al proyecto</text:span></text:p>
        </text:list-item>
        <text:list-item>
          <text:p text:style-name="P4">¿Como se compone MVC?</text:p>
          <text:p text:style-name="P5">Se diseña el Modelo, se proyecta en la View y el usuario interactua con el Controller</text:p>
        </text:list-item>
        <text:list-item>
          <text:p text:style-name="P4">¿En qué consiste la Programación Orientada a Objetos?</text:p>
          <text:p text:style-name="P5">Basarse en objetos que puedan interactuar entre ellos, y que tengan clases y caracteristicas variables (o definidas)</text:p>
        </text:list-item>
        <text:list-item>
          <text:p text:style-name="P7"><text:span text:style-name="T1">¿Que es </text:span><text:span text:style-name="T3">REGEX </text:span><text:span text:style-name="T1"> y que usos le darías ?</text:span></text:p>
          <text:p text:style-name="P10"><text:span text:style-name="T1">Sirve para comparar un string con los caracteres que quieras encontrar en ellos, se usa sobre todo para buscar información</text:span></text:p>
        </text:list-item>
        <text:list-item>
          <text:p text:style-name="P4">¿Que hacen los siguentes comandos de consola?</text:p>
          <text:list>
            <text:list-item>
              <text:p text:style-name="P11">CP</text:p>
            </text:list-item>
            <text:list-item>
              <text:p text:style-name="P11">MKDIR</text:p>
            </text:list-item>
            <text:list-item>
              <text:p text:style-name="P11">CD</text:p>
              <text:p text:style-name="P12">te lleva hacia atrás en el directorio</text:p>
            </text:list-item>
            <text:list-item>
              <text:p text:style-name="P11">LS</text:p>
              <text:p text:style-name="P12">muestra el contenido de la carpeta</text:p>
            </text:list-item>
            <text:list-item>
              <text:p text:style-name="P11">TOUCH</text:p>
            </text:list-item>
            <text:list-item>
              <text:p text:style-name="P11">TOP</text:p>
            </text:list-item>
          </text:list>
        </text:list-item>
        <text:list-item>
          <text:p text:style-name="P4">¿Qué es un Middleware?</text:p>
        </text:list-item>
        <text:list-item>
          <text:p text:style-name="P4">¿Que es una “promesa” en javascript?</text:p>
        </text:list-item>
        <text:list-item>
          <text:p text:style-name="P8"><text:span text:style-name="T1">¿Como creas un nuevo repositorio en git?</text:span></text:p>
          <text:p text:style-name="P8"><text:span text:style-name="T2">git init</text:span><text:span text:style-name="T1"> </text:span></text:p>
        </text:list-item>
      </text:list>
      <text:p text:style-name="P9"><text:span text:style-name="T1"/></text:p>
      <text:p text:style-name="P1"><text:bookmark text:name="docs-internal-guid-fa4e6832-7fff-1fd5-0611-eb08045fe739"/><text:span text:style-name="T1"/></text:p>
      <text:list xml:id="list1445301699729646453" text:style-name="L2">
        <text:list-item>
          <text:p text:style-name="P15"><text:soft-page-break/>Given an input string, reverse the string word by word. For example, given s = "the sky is blue", return "blue is sky the". </text:p>
        </text:list-item>
      </text:list>
      <text:p text:style-name="P2">https://gist.github.com/ballescript/e8e6b6e28c7b91ed60bcf9dddbc37483</text:p>
      <text:list xml:id="list1832777639003056629" text:style-name="L3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Proxima Nova" svg:font-family="'Proxima Nova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22:18.952937265</meta:creation-date>
    <dc:date>2018-10-02T20:25:37.393410214</dc:date>
    <meta:editing-duration>PT42M48S</meta:editing-duration>
    <meta:editing-cycles>1</meta:editing-cycles>
    <meta:document-statistic meta:table-count="0" meta:image-count="0" meta:object-count="0" meta:page-count="2" meta:paragraph-count="31" meta:word-count="258" meta:character-count="1416" meta:non-whitespace-character-count="1205"/>
    <meta:generator>LibreOffice/5.1.6.2$Linux_X86_64 LibreOffice_project/10m0$Build-2</meta:generator>
  </office:meta>
</office:document-meta>
</file>